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ffcc00" draw:textarea-vertical-align="middle"/>
    </style:style>
    <style:style style:name="gr2" style:family="graphic" style:parent-style-name="objectwithoutfill">
      <style:graphic-properties draw:stroke="none" draw:fill="solid" draw:fill-color="#3399ff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cc00"/>
      <style:paragraph-properties fo:text-align="center"/>
    </style:style>
    <style:style style:name="P2" style:family="paragraph">
      <loext:graphic-properties draw:fill="solid" draw:fill-color="#3399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cc"/>
    </style:style>
    <style:style style:name="P7" style:family="paragraph">
      <loext:graphic-properties draw:fill="none" draw:fill-color="#ffffff"/>
      <style:text-properties fo:color="#0000cc"/>
    </style:style>
    <style:style style:name="P8" style:family="paragraph">
      <style:text-properties fo:color="#800000"/>
    </style:style>
    <style:style style:name="P9" style:family="paragraph">
      <loext:graphic-properties draw:fill="none" draw:fill-color="#ffffff"/>
      <style:text-properties fo:color="#800000"/>
    </style:style>
    <style:style style:name="T1" style:family="text">
      <style:text-properties fo:color="#0000cc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.253cm" svg:height="3.368cm" draw:transform="rotate (-1.93050868563093) translate (10.5151097088424cm 6.91021163102296cm)" svg:viewBox="0 0 2254 3369" svg:d="M712 3360c154 1 338 44 463-65 121-105 247-193 350-320 120-149 204-319 307-477 116-177 179-383 272-573 86-176 118-364 137-554 15-160 24-324-9-484-32-157-10-325-69-476-54-138-63-314-225-387-161-72-299 36-438 87-149 55-272 163-385 270-137 130-258 254-380 410-123 158-165 342-269 494-118 174-228 357-277 560-43 179-108 354-161 531-48 161-27 325 9 483 37 165 174 257 279 366l190 86 173 45 158 4z">
          <text:p/>
        </draw:path>
        <draw:path draw:style-name="gr2" draw:text-style-name="P2" draw:layer="layout" svg:width="4.003cm" svg:height="4.253cm" draw:transform="rotate (-2.51851011062782) translate (8.38841432470133cm 7.76827810948642cm)" svg:viewBox="0 0 4004 4254" svg:d="M1149 4237c194-15 384 43 580 0 200-43 406-44 607-89 207-46 382-171 587-212 192-37 325-179 494-260 141-69 250-190 349-310 98-120 143-272 194-421 68-198 52-406-12-588-52-147-218-227-370-266-168-43-343-26-507-75-166-49-333-30-504-54-238-33-164-296-156-438 11-181 44-362 48-545 5-218-120-411-224-596-76-133-165-269-310-349-167-92-343 21-465 118-119 95-213 221-302 345-103 144-166 307-229 469-55 144-158 258-197 401-49 181-145 339-189 516-40 157-135 278-207 412-77 146-182 263-235 428-50 158-144 323-78 487 67 166 139 335 257 475 99 118 187 257 327 325 135 65 234 186 383 221l183 23 70-22z">
          <text:p/>
        </draw:path>
        <draw:custom-shape draw:style-name="gr3" draw:text-style-name="P3" draw:layer="layout" svg:width="0.4cm" svg:height="0.4cm" svg:x="5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2cm" svg:y1="7.3cm" svg:x2="5.5cm" svg:y2="5.6cm">
          <text:p/>
        </draw:line>
        <draw:line draw:style-name="gr4" draw:text-style-name="P4" draw:layer="layout" svg:x1="5.7cm" svg:y1="5.6cm" svg:x2="7.6cm" svg:y2="6.5cm">
          <text:p/>
        </draw:line>
        <draw:line draw:style-name="gr4" draw:text-style-name="P4" draw:layer="layout" svg:x1="6.6cm" svg:y1="8.1cm" svg:x2="5.6cm" svg:y2="5.7cm">
          <text:p/>
        </draw:line>
        <draw:line draw:style-name="gr4" draw:text-style-name="P4" draw:layer="layout" svg:x1="8cm" svg:y1="6.4cm" svg:x2="8.9cm" svg:y2="4.8cm">
          <text:p/>
        </draw:line>
        <draw:line draw:style-name="gr4" draw:text-style-name="P4" draw:layer="layout" svg:x1="9.6cm" svg:y1="6cm" svg:x2="9cm" svg:y2="4.9cm">
          <text:p/>
        </draw:line>
        <draw:line draw:style-name="gr4" draw:text-style-name="P4" draw:layer="layout" svg:x1="6.8cm" svg:y1="8.4cm" svg:x2="9.1cm" svg:y2="8.4cm">
          <text:p/>
        </draw:line>
        <draw:line draw:style-name="gr4" draw:text-style-name="P4" draw:layer="layout" svg:x1="9.7cm" svg:y1="6.4cm" svg:x2="9.4cm" svg:y2="8.2cm">
          <text:p/>
        </draw:line>
        <draw:line draw:style-name="gr4" draw:text-style-name="P4" draw:layer="layout" svg:x1="7.8cm" svg:y1="6.7cm" svg:x2="6.7cm" svg:y2="8.2cm">
          <text:p/>
        </draw:line>
        <draw:line draw:style-name="gr4" draw:text-style-name="P4" draw:layer="layout" svg:x1="7.9cm" svg:y1="6.7cm" svg:x2="9.2cm" svg:y2="8.2cm">
          <text:p/>
        </draw:line>
        <draw:frame draw:style-name="gr5" draw:text-style-name="P5" draw:layer="layout" svg:width="0.7cm" svg:height="0.962cm" svg:x="5.7cm" svg:y="4.8cm">
          <draw:text-box>
            <text:p>x</text:p>
          </draw:text-box>
        </draw:frame>
        <draw:frame draw:style-name="gr6" draw:text-style-name="P5" draw:layer="layout" svg:width="0.811cm" svg:height="0.962cm" svg:x="9.889cm" svg:y="5.7cm">
          <draw:text-box>
            <text:p>y</text:p>
          </draw:text-box>
        </draw:frame>
        <draw:frame draw:style-name="gr6" draw:text-style-name="P7" draw:layer="layout" svg:width="0.891cm" svg:height="0.962cm" svg:x="3.5cm" svg:y="4.838cm">
          <draw:text-box>
            <text:p text:style-name="P6"><text:span text:style-name="T1">Z</text:span></text:p>
          </draw:text-box>
        </draw:frame>
        <draw:frame draw:style-name="gr6" draw:text-style-name="P9" draw:layer="layout" svg:width="0.925cm" svg:height="0.962cm" svg:x="9.675cm" svg:y="8.4cm">
          <draw:text-box>
            <text:p text:style-name="P8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9-21T08:39:52.903860857</meta:creation-date>
    <dc:date>2016-09-21T08:44:39.409260747</dc:date>
    <dc:creator>Francois SCHWARZENTRUBER</dc:creator>
    <meta:editing-duration>PT4M45S</meta:editing-duration>
    <meta:editing-cycles>2</meta:editing-cycles>
    <meta:generator>LibreOffice/5.0.6.2$Linux_X86_64 LibreOffice_project/00$Build-2</meta:generator>
    <meta:document-statistic meta:object-count="22"/>
  </office:meta>
</office:document-meta>
</file>